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eeeeee" draw:opacity="51%" draw:textarea-horizontal-align="justify" draw:textarea-vertical-align="middle" draw:auto-grow-height="false" fo:min-height="29.45cm" fo:min-width="14.9cm"/>
    </style:style>
    <style:style style:name="gr2" style:family="graphic" style:parent-style-name="standard">
      <style:graphic-properties draw:stroke="none" draw:fill-color="#eeeeee" draw:opacity="51%" draw:textarea-horizontal-align="justify" draw:textarea-vertical-align="middle" draw:auto-grow-height="false" fo:min-height="29.45cm" fo:min-width="12cm"/>
    </style:style>
    <style:style style:name="gr3" style:family="graphic" style:parent-style-name="standard">
      <style:graphic-properties draw:stroke="none" draw:fill-color="#00599d" draw:opacity="44%" draw:textarea-horizontal-align="justify" draw:textarea-vertical-align="middle" draw:auto-grow-height="false" fo:min-height="11.25cm" fo:min-width="0cm"/>
    </style:style>
    <style:style style:name="gr4" style:family="graphic" style:parent-style-name="standard">
      <style:graphic-properties draw:stroke="none" draw:fill-color="#00599d" draw:opacity="44%" draw:textarea-horizontal-align="justify" draw:textarea-vertical-align="middle" draw:auto-grow-height="false" fo:min-height="5.35cm" fo:min-width="0cm"/>
    </style:style>
    <style:style style:name="gr5" style:family="graphic" style:parent-style-name="standard">
      <style:graphic-properties draw:stroke="none" draw:fill-color="#00599d" draw:opacity="44%" draw:textarea-horizontal-align="justify" draw:textarea-vertical-align="middle" draw:auto-grow-height="false" fo:min-height="1.05cm" fo:min-width="0cm"/>
    </style:style>
    <style:style style:name="gr6" style:family="graphic" style:parent-style-name="standard">
      <style:graphic-properties draw:stroke="none" draw:fill-color="#00599d" draw:opacity="44%" draw:textarea-horizontal-align="justify" draw:textarea-vertical-align="middle" draw:auto-grow-height="false" fo:min-height="3.15cm" fo:min-width="0cm"/>
    </style:style>
    <style:style style:name="gr7" style:family="graphic" style:parent-style-name="standard">
      <style:graphic-properties draw:stroke="none" draw:fill-color="#00599d" draw:opacity="44%" draw:textarea-horizontal-align="justify" draw:textarea-vertical-align="middle" draw:auto-grow-height="false" fo:min-height="0.85cm" fo:min-width="0cm"/>
    </style:style>
    <style:style style:name="gr8" style:family="graphic" style:parent-style-name="standard">
      <style:graphic-properties draw:stroke="none" draw:fill-color="#00599d" draw:opacity="44%" draw:textarea-horizontal-align="justify" draw:textarea-vertical-align="middle" draw:auto-grow-height="false" fo:min-height="2.75cm" fo:min-width="0cm"/>
    </style:style>
    <style:style style:name="gr9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svg:stroke-width="0.028cm" svg:stroke-color="#333333" draw:marker-start-width="0.242cm" draw:marker-end-width="0.242cm" draw:fill-color="#fff450" draw:opacity="100%" draw:textarea-horizontal-align="justify" draw:textarea-vertical-align="middle" draw:auto-grow-height="false" fo:min-height="1.122cm" fo:min-width="2.772cm" fo:padding-top="0.139cm" fo:padding-bottom="0.139cm" fo:padding-left="0.264cm" fo:padding-right="0.264cm"/>
    </style:style>
    <style:style style:name="gr11" style:family="graphic" style:parent-style-name="standard">
      <style:graphic-properties svg:stroke-width="0.028cm" svg:stroke-color="#333333" draw:marker-start-width="0.242cm" draw:marker-end-width="0.242cm" draw:fill-color="#fffbcc" draw:opacity="100%" draw:textarea-horizontal-align="justify" draw:textarea-vertical-align="middle" draw:auto-grow-height="false" fo:min-height="1.122cm" fo:min-width="2.772cm" fo:padding-top="0.139cm" fo:padding-bottom="0.139cm" fo:padding-left="0.264cm" fo:padding-right="0.264cm"/>
    </style:style>
    <style:style style:name="gr12" style:family="graphic" style:parent-style-name="standard">
      <style:graphic-properties svg:stroke-width="0.028cm" svg:stroke-color="#333333" draw:marker-start-width="0.242cm" draw:marker-end-width="0.242cm" draw:fill-color="#eeeeee" draw:textarea-horizontal-align="justify" draw:textarea-vertical-align="middle" draw:auto-grow-height="false" fo:min-height="0.822cm" fo:min-width="2.772cm" fo:padding-top="0.139cm" fo:padding-bottom="0.139cm" fo:padding-left="0.264cm" fo:padding-right="0.264cm"/>
    </style:style>
    <style:style style:name="gr13" style:family="graphic" style:parent-style-name="objectwithoutfill">
      <style:graphic-properties svg:stroke-width="0.106cm" svg:stroke-color="#00599d" draw:marker-start-width="0.358cm" draw:marker-end="Rounded_20_short_20_Arrow" draw:marker-end-width="0.329cm" draw:fill="none" draw:textarea-vertical-align="middle" fo:padding-top="0.177cm" fo:padding-bottom="0.177cm" fo:padding-left="0.302cm" fo:padding-right="0.302cm"/>
    </style:style>
    <style:style style:name="gr14" style:family="graphic" style:parent-style-name="objectwithoutfill">
      <style:graphic-properties svg:stroke-width="0.035cm" svg:stroke-color="#00599d" draw:marker-start-width="0.252cm" draw:marker-end="Rounded_20_short_20_Arrow" draw:marker-end-width="0.223cm" draw:fill="none" draw:textarea-vertical-align="middle" fo:padding-top="0.142cm" fo:padding-bottom="0.142cm" fo:padding-left="0.267cm" fo:padding-right="0.267cm"/>
    </style:style>
    <style:style style:name="gr15" style:family="graphic" style:parent-style-name="objectwithoutfill">
      <style:graphic-properties svg:stroke-width="0.035cm" svg:stroke-color="#00599d" draw:marker-start="Rounded_20_short_20_Arrow" draw:marker-start-width="0.252cm" draw:marker-end="" draw:marker-end-width="0.223cm" draw:fill="none" draw:textarea-vertical-align="middle" fo:padding-top="0.142cm" fo:padding-bottom="0.142cm" fo:padding-left="0.267cm" fo:padding-right="0.267cm"/>
    </style:style>
    <style:style style:name="gr16" style:family="graphic" style:parent-style-name="objectwithoutfill">
      <style:graphic-properties svg:stroke-width="0.106cm" svg:stroke-color="#00599d" draw:marker-start="Rounded_20_short_20_Arrow" draw:marker-start-width="0.358cm" draw:marker-end="" draw:marker-end-width="0.329cm" draw:fill="none" draw:textarea-vertical-align="middle" fo:padding-top="0.177cm" fo:padding-bottom="0.177cm" fo:padding-left="0.302cm" fo:padding-right="0.302cm"/>
    </style:style>
    <style:style style:name="gr17" style:family="graphic" style:parent-style-name="standard">
      <style:graphic-properties draw:stroke="none" svg:stroke-color="#000000" draw:fill="none" draw:fill-color="#ffffff" fo:min-height="1.05cm"/>
    </style:style>
    <style:style style:name="gr18" style:family="graphic" style:parent-style-name="standard">
      <style:graphic-properties svg:stroke-color="#666666" draw:fill-color="#fff200" draw:textarea-horizontal-align="justify" draw:textarea-vertical-align="middle" draw:auto-grow-height="false" fo:min-height="0.05cm" fo:min-width="1.163cm"/>
    </style:style>
    <style:style style:name="gr19" style:family="graphic" style:parent-style-name="standard">
      <style:graphic-properties svg:stroke-color="#666666" draw:fill-color="#fff200" draw:textarea-horizontal-align="justify" draw:textarea-vertical-align="middle" draw:auto-grow-height="false" fo:min-height="0.05cm" fo:min-width="3.175cm"/>
    </style:style>
    <style:style style:name="gr20" style:family="graphic" style:parent-style-name="standard">
      <style:graphic-properties svg:stroke-color="#666666" draw:fill-color="#fff200" draw:textarea-horizontal-align="justify" draw:textarea-vertical-align="middle" draw:auto-grow-height="false" fo:min-height="0.35cm" fo:min-width="1.4cm"/>
    </style:style>
    <style:style style:name="gr21" style:family="graphic" style:parent-style-name="standard">
      <style:graphic-properties draw:stroke="none" draw:fill-color="#00599d" draw:opacity="44%" draw:textarea-horizontal-align="justify" draw:textarea-vertical-align="middle" draw:auto-grow-height="false" fo:min-height="14.55cm" fo:min-width="0cm"/>
    </style:style>
    <style:style style:name="gr22" style:family="graphic" style:parent-style-name="standard">
      <style:graphic-properties draw:stroke="none" draw:fill-color="#00599d" draw:opacity="44%" draw:textarea-horizontal-align="justify" draw:textarea-vertical-align="middle" draw:auto-grow-height="false" fo:min-height="12.75cm" fo:min-width="0cm"/>
    </style:style>
    <style:style style:name="gr23" style:family="graphic" style:parent-style-name="standard">
      <style:graphic-properties draw:stroke="none" draw:fill-color="#00599d" draw:opacity="44%" draw:textarea-horizontal-align="justify" draw:textarea-vertical-align="middle" draw:auto-grow-height="false" fo:min-height="10.65cm" fo:min-width="0cm"/>
    </style:style>
    <style:style style:name="gr24" style:family="graphic" style:parent-style-name="standard">
      <style:graphic-properties draw:stroke="none" draw:fill-color="#00599d" draw:opacity="44%" draw:textarea-horizontal-align="justify" draw:textarea-vertical-align="middle" draw:auto-grow-height="false" fo:min-height="9.05cm" fo:min-width="0cm"/>
    </style:style>
    <style:style style:name="gr25" style:family="graphic" style:parent-style-name="standard">
      <style:graphic-properties draw:stroke="none" draw:fill-color="#00599d" draw:opacity="44%" draw:textarea-horizontal-align="justify" draw:textarea-vertical-align="middle" draw:auto-grow-height="false" fo:min-height="6.45cm" fo:min-width="0cm"/>
    </style:style>
    <style:style style:name="gr26" style:family="graphic" style:parent-style-name="standard">
      <style:graphic-properties draw:stroke="none" draw:fill-color="#00599d" draw:opacity="44%" draw:textarea-horizontal-align="justify" draw:textarea-vertical-align="middle" draw:auto-grow-height="false" fo:min-height="3.55cm" fo:min-width="0cm"/>
    </style:style>
    <style:style style:name="gr27" style:family="graphic" style:parent-style-name="standard">
      <style:graphic-properties draw:stroke="none" draw:fill-color="#00599d" draw:opacity="44%" draw:textarea-horizontal-align="justify" draw:textarea-vertical-align="middle" draw:auto-grow-height="false" fo:min-height="14.45cm" fo:min-width="0cm"/>
    </style:style>
    <style:style style:name="gr28" style:family="graphic" style:parent-style-name="objectwithoutfill">
      <style:graphic-properties draw:stroke="dash" draw:stroke-dash="Ultrafine_20_Dashed" svg:stroke-width="0.035cm" svg:stroke-color="#00599d" draw:marker-start-width="0.252cm" draw:marker-end="Rounded_20_short_20_Arrow" draw:marker-end-width="0.223cm" draw:fill="none" draw:textarea-vertical-align="middle" fo:padding-top="0.142cm" fo:padding-bottom="0.142cm" fo:padding-left="0.267cm" fo:padding-right="0.267cm"/>
    </style:style>
    <style:style style:name="gr29" style:family="graphic" style:parent-style-name="objectwithoutfill">
      <style:graphic-properties draw:stroke="dash" draw:stroke-dash="Ultrafine_20_Dashed" svg:stroke-width="0.035cm" svg:stroke-color="#00599d" draw:marker-start="Rounded_20_short_20_Arrow" draw:marker-start-width="0.252cm" draw:marker-end="" draw:marker-end-width="0.223cm" draw:fill="none" draw:textarea-vertical-align="middle" fo:padding-top="0.142cm" fo:padding-bottom="0.142cm" fo:padding-left="0.267cm" fo:padding-right="0.267cm"/>
    </style:style>
    <style:style style:name="gr30" style:family="graphic" style:parent-style-name="standard">
      <style:graphic-properties draw:textarea-vertical-align="middle"/>
    </style:style>
    <style:style style:name="P1" style:family="paragraph">
      <loext:graphic-properties draw:fill-color="#eeeeee" draw:opacity="51%"/>
      <style:paragraph-properties fo:text-align="center"/>
    </style:style>
    <style:style style:name="P2" style:family="paragraph">
      <loext:graphic-properties draw:fill-color="#00599d" draw:opacity="44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450" draw:opacity="100%"/>
      <style:paragraph-properties fo:text-align="center"/>
      <style:text-properties style:font-name="DejaVu Sans Mono" fo:font-size="16pt" style:font-size-asian="16pt" style:font-size-complex="16pt"/>
    </style:style>
    <style:style style:name="P6" style:family="paragraph">
      <loext:graphic-properties draw:fill-color="#fffbcc" draw:opacity="100%"/>
      <style:paragraph-properties fo:text-align="center"/>
      <style:text-properties style:font-name="DejaVu Sans Mono" fo:font-size="16pt" style:font-size-asian="16pt" style:font-size-complex="16pt"/>
    </style:style>
    <style:style style:name="P7" style:family="paragraph">
      <loext:graphic-properties draw:fill-color="#eeeeee"/>
      <style:paragraph-properties fo:text-align="center"/>
      <style:text-properties style:font-name="DejaVu Sans Mono" fo:font-size="16pt" style:font-size-asian="16pt" style:font-size-complex="16pt"/>
    </style:style>
    <style:style style:name="P8" style:family="paragraph">
      <loext:graphic-properties draw:fill="none"/>
      <style:paragraph-properties fo:text-align="center"/>
      <style:text-properties fo:color="#00599d" fo:font-weight="bold" style:font-weight-asian="bold" style:font-weight-complex="bold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style:paragraph-properties style:text-autospace="none"/>
      <style:text-properties fo:font-weight="bold" style:font-weight-asian="bold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12" style:family="paragraph">
      <style:paragraph-properties style:text-autospace="none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00599d" fo:font-weight="bold" style:font-weight-asian="bold" style:font-weight-complex="bold"/>
    </style:style>
    <style:style style:name="P15" style:family="paragraph">
      <style:paragraph-properties fo:text-align="center" style:text-autospace="none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-color="#fff200"/>
      <style:paragraph-properties fo:text-align="center"/>
    </style:style>
    <style:style style:name="T1" style:family="text">
      <style:text-properties style:font-name="DejaVu Sans Mono" fo:font-size="6pt" fo:font-weight="bold" style:font-size-asian="6pt" style:font-weight-asian="bold" style:font-size-complex="6pt" style:font-weight-complex="bold"/>
    </style:style>
    <style:style style:name="T2" style:family="text">
      <style:text-properties style:font-name="DejaVu Sans Mono" fo:font-size="6pt" style:font-size-asian="6pt" style:font-size-complex="6pt"/>
    </style:style>
    <style:style style:name="T3" style:family="text">
      <style:text-properties fo:color="#00599d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00599d" style:font-name="DejaVu Sans Mono" fo:font-size="8pt" fo:font-weight="bold" style:font-size-asian="8pt" style:font-weight-asian="bold" style:font-size-complex="8pt" style:font-weight-complex="bold"/>
    </style:style>
    <style:style style:name="T5" style:family="text">
      <style:text-properties fo:color="#00599d" style:font-name="DejaVu Sans Mono" fo:font-size="8pt" fo:font-weight="normal" style:font-size-asian="8pt" style:font-weight-asian="normal" style:font-size-complex="8pt" style:font-weight-complex="normal"/>
    </style:style>
    <style:style style:name="T6" style:family="text">
      <style:text-properties fo:font-variant="normal" fo:text-transform="none" fo:color="#00599d" style:text-outline="false" style:text-line-through-style="none" style:text-line-through-type="none" style:font-name="DejaVu Sans Mono1" fo:font-size="8pt" fo:font-style="normal" fo:text-shadow="none" style:text-underline-style="none" fo:font-weight="bold" style:letter-kerning="true" style:font-name-asian="DejaVu Sans Mono1" style:font-size-asian="8pt" style:font-style-asian="normal" style:font-weight-asian="bold" style:font-name-complex="DejaVu Sans Mono1" style:font-size-complex="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599d" style:text-outline="false" style:text-line-through-style="none" style:text-line-through-type="none" style:font-name="DejaVu Sans Mono1" fo:font-size="12pt" fo:font-style="normal" fo:text-shadow="none" style:text-underline-style="none" fo:font-weight="bold" style:letter-kerning="true" style:font-name-asian="DejaVu Sans Mono1" style:font-size-asian="12pt" style:font-style-asian="normal" style:font-weight-asian="bold" style:font-name-complex="DejaVu Sans Mono1" style:font-size-complex="1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599d" style:text-outline="false" style:text-line-through-style="none" style:text-line-through-type="none" style:font-name="DejaVu Sans Mono" fo:font-size="8pt" fo:font-style="normal" fo:text-shadow="none" style:text-underline-style="none" fo:font-weight="bold" style:letter-kerning="true" style:font-name-asian="DejaVu Sans Mono1" style:font-size-asian="8pt" style:font-style-asian="normal" style:font-weight-asian="bold" style:font-name-complex="DejaVu Sans Mono1" style:font-size-complex="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599d" style:text-outline="false" style:text-line-through-style="none" style:text-line-through-type="none" style:font-name="DejaVu Sans Mono" fo:font-size="8pt" fo:font-style="normal" fo:text-shadow="none" style:text-underline-style="none" fo:font-weight="normal" style:letter-kerning="true" style:font-name-asian="DejaVu Sans Mono1" style:font-size-asian="8pt" style:font-style-asian="normal" style:font-weight-asian="normal" style:font-name-complex="DejaVu Sans Mono1" style:font-size-complex="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599d" style:text-outline="false" style:text-line-through-style="none" style:text-line-through-type="none" style:font-name="DejaVu Sans Mono1" fo:font-size="8pt" fo:font-style="normal" fo:text-shadow="none" style:text-underline-style="none" fo:font-weight="normal" style:letter-kerning="true" style:font-name-asian="DejaVu Sans Mono1" style:font-size-asian="8pt" style:font-style-asian="normal" style:font-weight-asian="normal" style:font-name-complex="DejaVu Sans Mono1" style:font-size-complex="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DejaVu Sans Mono" fo:font-size="6pt" fo:font-weight="normal" style:font-size-asian="6pt" style:font-weight-asian="normal" style:font-size-complex="6pt" style:font-weight-complex="normal"/>
    </style:style>
    <style:style style:name="T12" style:family="text">
      <style:text-properties fo:color="#00599d" style:font-name="DejaVu Sans Mono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5.4cm" svg:height="29.7cm" svg:x="6.1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5cm" svg:height="29.7cm" svg:x="23.8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cm" svg:height="11.5cm" svg:x="18.5cm" svg:y="15.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2cm" svg:height="5.6cm" svg:x="15.2cm" svg:y="17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cm" svg:height="1.3cm" svg:x="31.1cm" svg:y="24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0.2cm" svg:height="3.4cm" svg:x="26.4cm" svg:y="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2cm" svg:height="3.4cm" svg:x="12.9cm" svg:y="18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2cm" svg:height="1.1cm" svg:x="10.7cm" svg:y="19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2cm" svg:height="1.3cm" svg:x="10.7cm" svg:y="1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0.2cm" svg:height="3cm" svg:x="8.3cm" svg:y="11.4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8.4cm" svg:y1="7.243cm" svg:x2="8.4cm" svg:y2="28.7cm">
          <text:p/>
        </draw:line>
        <draw:line draw:style-name="gr9" draw:text-style-name="P3" draw:layer="layout" svg:x1="10.8cm" svg:y1="4.3cm" svg:x2="10.8cm" svg:y2="28.7cm">
          <text:p/>
        </draw:line>
        <draw:line draw:style-name="gr9" draw:text-style-name="P3" draw:layer="layout" svg:x1="28.7cm" svg:y1="5.6cm" svg:x2="28.7cm" svg:y2="28.7cm">
          <text:p/>
        </draw:line>
        <draw:line draw:style-name="gr9" draw:text-style-name="P3" draw:layer="layout" svg:x1="13cm" svg:y1="5.6cm" svg:x2="13cm" svg:y2="28.7cm">
          <text:p/>
        </draw:line>
        <draw:line draw:style-name="gr9" draw:text-style-name="P3" draw:layer="layout" svg:x1="31.2cm" svg:y1="4.3cm" svg:x2="31.2cm" svg:y2="28.7cm">
          <text:p/>
        </draw:line>
        <draw:line draw:style-name="gr9" draw:text-style-name="P3" draw:layer="layout" svg:x1="2.8cm" svg:y1="7.243cm" svg:x2="2.8cm" svg:y2="28.7cm">
          <text:p/>
        </draw:line>
        <draw:line draw:style-name="gr9" draw:text-style-name="P3" draw:layer="layout" svg:x1="15.3cm" svg:y1="9.74cm" svg:x2="15.3cm" svg:y2="28.7cm">
          <text:p/>
        </draw:line>
        <draw:line draw:style-name="gr9" draw:text-style-name="P3" draw:layer="layout" svg:x1="18.6cm" svg:y1="9.74cm" svg:x2="18.6cm" svg:y2="28.7cm">
          <text:p/>
        </draw:line>
        <draw:line draw:style-name="gr9" draw:text-style-name="P3" draw:layer="layout" svg:x1="26.5cm" svg:y1="9.74cm" svg:x2="26.5cm" svg:y2="28.7cm">
          <text:p/>
        </draw:line>
        <draw:line draw:style-name="gr9" draw:text-style-name="P3" draw:layer="layout" svg:x1="33.6cm" svg:y1="7.243cm" svg:x2="33.6cm" svg:y2="28.7cm">
          <text:p/>
        </draw:line>
        <draw:line draw:style-name="gr9" draw:text-style-name="P3" draw:layer="layout" svg:x1="39.2cm" svg:y1="7.243cm" svg:x2="39.2cm" svg:y2="28.7cm">
          <text:p/>
        </draw:line>
        <draw:custom-shape draw:style-name="gr10" draw:text-style-name="P5" draw:layer="layout" svg:width="3.3cm" svg:height="1.4cm" svg:x="1.2cm" svg:y="5.9cm">
          <text:p text:style-name="P4"><text:span text:style-name="T1">ApplicationSession</text:span></text:p>
          <text:p text:style-name="P4"><text:span text:style-name="T2">autobahn.wamp.protocol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3.3cm" svg:height="1.4cm" svg:x="6.8cm" svg:y="5.9cm">
          <text:p text:style-name="P4"><text:span text:style-name="T1">RouterSession</text:span></text:p>
          <text:p text:style-name="P4"><text:span text:style-name="T2">crossbar.router.ses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3.3cm" svg:height="1.4cm" svg:x="11.4cm" svg:y="4.8cm">
          <text:p text:style-name="P4"><text:span text:style-name="T1">RouterServiceAgent</text:span></text:p>
          <text:p text:style-name="P4"><text:span text:style-name="T2">crossbar.router.service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3.3cm" svg:height="1.4cm" svg:x="13.6cm" svg:y="8cm">
          <text:p text:style-name="P4"><text:span text:style-name="T1">RLinkLocalSession</text:span></text:p>
          <text:p text:style-name="P4"><text:span text:style-name="T2">crossbar.worker.rlink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3.3cm" svg:height="1.4cm" svg:x="16.9cm" svg:y="8cm">
          <text:p text:style-name="P4"><text:span text:style-name="T1">RLinkRemoteSession</text:span></text:p>
          <text:p text:style-name="P4"><text:span text:style-name="T2">crossbar.worker.rlink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3.3cm" svg:height="1.4cm" svg:x="31.9cm" svg:y="5.9cm">
          <text:p text:style-name="P4"><text:span text:style-name="T1">RouterSession</text:span></text:p>
          <text:p text:style-name="P4"><text:span text:style-name="T2">crossbar.router.sess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.3cm" svg:height="1.4cm" svg:x="37.5cm" svg:y="5.9cm">
          <text:p text:style-name="P4"><text:span text:style-name="T1">ApplicationSession</text:span></text:p>
          <text:p text:style-name="P4"><text:span text:style-name="T2">autobahn.wamp.protocol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3.3cm" svg:height="1.1cm" svg:x="29cm" svg:y="2.1cm">
          <text:p text:style-name="P4"><text:span text:style-name="T1">Router</text:span></text:p>
          <text:p text:style-name="P4"><text:span text:style-name="T2">crossbar.router.router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3.3cm" svg:height="1.1cm" svg:x="8.676cm" svg:y="2.1cm">
          <text:p text:style-name="P4"><text:span text:style-name="T1">Router</text:span></text:p>
          <text:p text:style-name="P4"><text:span text:style-name="T2">crossbar.router.router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3.3cm" svg:height="1.4cm" svg:x="24.8cm" svg:y="8cm">
          <text:p text:style-name="P4"><text:span text:style-name="T1">RouterSession</text:span></text:p>
          <text:p text:style-name="P4"><text:span text:style-name="T2">crossbar.router.ses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3.3cm" svg:height="1.4cm" svg:x="27.1cm" svg:y="4.8cm">
          <text:p text:style-name="P4"><text:span text:style-name="T1">RouterServiceAgent</text:span></text:p>
          <text:p text:style-name="P4"><text:span text:style-name="T2">crossbar.router.service</text:span></text:p>
          <draw:enhanced-geometry svg:viewBox="0 0 21600 21600" draw:type="rectangle" draw:enhanced-path="M 0 0 L 21600 0 21600 21600 0 21600 0 0 Z N"/>
        </draw:custom-shape>
        <draw:line draw:style-name="gr13" draw:text-style-name="P8" draw:layer="layout" svg:x1="2.8cm" svg:y1="11.4cm" svg:x2="8.4cm" svg:y2="11.4cm">
          <text:p text:style-name="P4"><text:span text:style-name="T3"/></text:p>
          <text:p text:style-name="P4"><text:span text:style-name="T4">REGISTER</text:span><text:span text:style-name="T5"> „myproc1“</text:span></text:p>
        </draw:line>
        <draw:line draw:style-name="gr14" draw:text-style-name="P8" draw:layer="layout" svg:x1="10.8cm" svg:y1="20.7cm" svg:x2="13cm" svg:y2="20.7cm">
          <text:p text:style-name="P4"><text:span text:style-name="T3"/></text:p>
          <text:p text:style-name="P4"><text:span text:style-name="T5">[„myproc1“]</text:span></text:p>
        </draw:line>
        <draw:custom-shape draw:style-name="gr12" draw:text-style-name="P7" draw:layer="layout" svg:width="3.3cm" svg:height="1.1cm" svg:x="29.5cm" svg:y="3.2cm">
          <text:p text:style-name="P4"><text:span text:style-name="T1">Dealer</text:span></text:p>
          <text:p text:style-name="P4"><text:span text:style-name="T2">crossbar.router.dealer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3.3cm" svg:height="1.1cm" svg:x="9.176cm" svg:y="3.2cm">
          <text:p text:style-name="P4"><text:span text:style-name="T1">Dealer</text:span></text:p>
          <text:p text:style-name="P4"><text:span text:style-name="T2">crossbar.router.dealer</text:span></text:p>
          <draw:enhanced-geometry svg:viewBox="0 0 21600 21600" draw:type="rectangle" draw:enhanced-path="M 0 0 L 21600 0 21600 21600 0 21600 0 0 Z N"/>
        </draw:custom-shape>
        <draw:line draw:style-name="gr15" draw:text-style-name="P8" draw:layer="layout" svg:x1="12.991cm" svg:y1="18.4cm" svg:x2="15.3cm" svg:y2="18.4cm">
          <text:p text:style-name="P9"><text:span text:style-name="T3"/></text:p>
          <text:p text:style-name="P10"><text:span text:style-name="T6"/></text:p>
          <text:p text:style-name="P10"><text:span text:style-name="T6">wamp.registration.list</text:span></text:p>
        </draw:line>
        <draw:line draw:style-name="gr15" draw:text-style-name="P8" draw:layer="layout" svg:x1="10.8cm" svg:y1="19.599cm" svg:x2="13cm" svg:y2="19.599cm">
          <text:p text:style-name="P9"><text:span text:style-name="T3"/></text:p>
          <text:p text:style-name="P10"><text:span text:style-name="T6"/></text:p>
          <text:p text:style-name="P10"><text:span text:style-name="T6">registration_map</text:span></text:p>
        </draw:line>
        <draw:line draw:style-name="gr15" draw:text-style-name="P8" draw:layer="layout" svg:x1="8.391cm" svg:y1="13.499cm" svg:x2="10.7cm" svg:y2="13.499cm">
          <text:p text:style-name="P4"><text:span text:style-name="T3"/></text:p>
          <text:p text:style-name="P11"><text:span text:style-name="T7"/></text:p>
          <text:p text:style-name="P12"><text:span text:style-name="T8">send</text:span><text:span text:style-name="T9"> REGISTERED</text:span></text:p>
          <text:p text:style-name="P12"><text:span text:style-name="T10"/></text:p>
        </draw:line>
        <draw:line draw:style-name="gr16" draw:text-style-name="P14" draw:layer="layout" svg:x1="2.8cm" svg:y1="14.398cm" svg:x2="8.4cm" svg:y2="14.398cm">
          <text:p text:style-name="P13"><text:span text:style-name="T7"/></text:p>
          <text:p text:style-name="P4"><text:span text:style-name="T8">REGISTERED</text:span></text:p>
        </draw:line>
        <draw:line draw:style-name="gr14" draw:text-style-name="P8" draw:layer="layout" svg:x1="8.38cm" svg:y1="12.224cm" svg:x2="10.789cm" svg:y2="12.224cm">
          <text:p text:style-name="P4"><text:span text:style-name="T3"/></text:p>
          <text:p text:style-name="P4"><text:span text:style-name="T4">processRegister</text:span><text:span text:style-name="T5"> „myproc1“</text:span></text:p>
        </draw:line>
        <draw:line draw:style-name="gr14" draw:text-style-name="P8" draw:layer="layout" svg:x1="13.091cm" svg:y1="21.741cm" svg:x2="15.291cm" svg:y2="21.741cm">
          <text:p text:style-name="P4"><text:span text:style-name="T3"/></text:p>
          <text:p text:style-name="P4"><text:span text:style-name="T5">[„myproc1“]</text:span></text:p>
        </draw:line>
        <draw:line draw:style-name="gr15" draw:text-style-name="P8" draw:layer="layout" svg:x1="15.3cm" svg:y1="17.217cm" svg:x2="18.6cm" svg:y2="17.217cm">
          <text:p text:style-name="P9"><text:span text:style-name="T3"/></text:p>
          <text:p text:style-name="P10"><text:span text:style-name="T6"/></text:p>
          <text:p text:style-name="P10"><text:span text:style-name="T6">wamp.registration.list</text:span></text:p>
        </draw:line>
        <draw:line draw:style-name="gr14" draw:text-style-name="P8" draw:layer="layout" svg:x1="15.382cm" svg:y1="22.782cm" svg:x2="18.6cm" svg:y2="22.782cm">
          <text:p text:style-name="P4"><text:span text:style-name="T3"/></text:p>
          <text:p text:style-name="P4"><text:span text:style-name="T5">[„myproc1“]</text:span></text:p>
        </draw:line>
        <draw:line draw:style-name="gr13" draw:text-style-name="P8" draw:layer="layout" svg:x1="18.682cm" svg:y1="23.923cm" svg:x2="26.5cm" svg:y2="23.923cm">
          <text:p text:style-name="P4"><text:span text:style-name="T3"/></text:p>
          <text:p text:style-name="P4"><text:span text:style-name="T4">REGISTER</text:span><text:span text:style-name="T5"> „myproc1“</text:span></text:p>
        </draw:line>
        <draw:line draw:style-name="gr13" draw:text-style-name="P8" draw:layer="layout" svg:x1="2.791cm" svg:y1="8.642cm" svg:x2="8.391cm" svg:y2="8.642cm">
          <text:p text:style-name="P4"><text:span text:style-name="T3"/></text:p>
          <text:p text:style-name="P4"><text:span text:style-name="T4">HELLO</text:span><text:span text:style-name="T5"> „realm1“</text:span></text:p>
        </draw:line>
        <draw:line draw:style-name="gr14" draw:text-style-name="P8" draw:layer="layout" svg:x1="26.491cm" svg:y1="24.9cm" svg:x2="31.2cm" svg:y2="24.9cm">
          <text:p text:style-name="P4"><text:span text:style-name="T3"/></text:p>
          <text:p text:style-name="P4"><text:span text:style-name="T4">processRegister</text:span><text:span text:style-name="T5"> „myproc1“</text:span></text:p>
        </draw:line>
        <draw:line draw:style-name="gr13" draw:text-style-name="P8" draw:layer="layout" svg:x1="18.6cm" svg:y1="14.7cm" svg:x2="26.5cm" svg:y2="14.7cm">
          <text:p text:style-name="P4"><text:span text:style-name="T3"/></text:p>
          <text:p text:style-name="P4"><text:span text:style-name="T4">HELLO</text:span><text:span text:style-name="T5"> „realm1“</text:span></text:p>
        </draw:line>
        <draw:line draw:style-name="gr16" draw:text-style-name="P8" draw:layer="layout" svg:x1="33.6cm" svg:y1="8.642cm" svg:x2="39.214cm" svg:y2="8.642cm">
          <text:p text:style-name="P4"><text:span text:style-name="T7"/></text:p>
          <text:p text:style-name="P12"><text:span text:style-name="T10"/></text:p>
          <text:p text:style-name="P15"><text:span text:style-name="T6">HELLO</text:span><text:span text:style-name="T10"> „realm1“</text:span></text:p>
        </draw:line>
        <draw:line draw:style-name="gr16" draw:text-style-name="P8" draw:layer="layout" svg:x1="18.6cm" svg:y1="15.9cm" svg:x2="26.5cm" svg:y2="15.9cm">
          <text:p text:style-name="P4"><text:span text:style-name="T7"/></text:p>
          <text:p text:style-name="P12"><text:span text:style-name="T10"/></text:p>
          <text:p text:style-name="P15"><text:span text:style-name="T6">WELCOME</text:span><text:span text:style-name="T10"> „rlink_1_2“</text:span></text:p>
        </draw:line>
        <draw:line draw:style-name="gr13" draw:text-style-name="P8" draw:layer="layout" svg:x1="33.6cm" svg:y1="9.7cm" svg:x2="39.3cm" svg:y2="9.7cm">
          <text:p text:style-name="P4"><text:span text:style-name="T3"/></text:p>
          <text:p text:style-name="P4"><text:span text:style-name="T4">WELCOME</text:span><text:span text:style-name="T5"> „bob“</text:span></text:p>
        </draw:line>
        <draw:line draw:style-name="gr16" draw:text-style-name="P8" draw:layer="layout" svg:x1="2.8cm" svg:y1="9.7cm" svg:x2="8.4cm" svg:y2="9.7cm">
          <text:p text:style-name="P4"><text:span text:style-name="T7"/></text:p>
          <text:p text:style-name="P12"><text:span text:style-name="T10"/></text:p>
          <text:p text:style-name="P15"><text:span text:style-name="T6">WELCOME</text:span><text:span text:style-name="T10"> „alice“</text:span></text:p>
        </draw:line>
        <draw:line draw:style-name="gr16" draw:text-style-name="P14" draw:layer="layout" svg:x1="18.6cm" svg:y1="27.4cm" svg:x2="26.5cm" svg:y2="27.4cm">
          <text:p text:style-name="P13"><text:span text:style-name="T7"/></text:p>
          <text:p text:style-name="P4"><text:span text:style-name="T8">REGISTERED</text:span></text:p>
        </draw:line>
        <draw:line draw:style-name="gr15" draw:text-style-name="P8" draw:layer="layout" svg:x1="26.491cm" svg:y1="26.3cm" svg:x2="31.2cm" svg:y2="26.3cm">
          <text:p text:style-name="P4"><text:span text:style-name="T3"/></text:p>
          <text:p text:style-name="P11"><text:span text:style-name="T7"/></text:p>
          <text:p text:style-name="P12"><text:span text:style-name="T8">send</text:span><text:span text:style-name="T9"> REGISTERED</text:span></text:p>
          <text:p text:style-name="P12"><text:span text:style-name="T10"/></text:p>
        </draw:line>
        <draw:frame draw:style-name="gr17" draw:text-style-name="P16" draw:layer="layout" svg:width="3.6cm" svg:height="1.3cm" svg:x="15cm" svg:y="2.2cm">
          <draw:text-box>
            <text:p>NODE 1</text:p>
          </draw:text-box>
        </draw:frame>
        <draw:frame draw:style-name="gr17" draw:text-style-name="P16" draw:layer="layout" svg:width="3.6cm" svg:height="1.3cm" svg:x="24.2cm" svg:y="2.2cm">
          <draw:text-box>
            <text:p>NODE 2</text:p>
          </draw:text-box>
        </draw:frame>
        <draw:frame draw:style-name="gr17" draw:text-style-name="P16" draw:layer="layout" svg:width="3.6cm" svg:height="1.3cm" svg:x="1.2cm" svg:y="2.2cm">
          <draw:text-box>
            <text:p>ALICE</text:p>
          </draw:text-box>
        </draw:frame>
        <draw:frame draw:style-name="gr17" draw:text-style-name="P16" draw:layer="layout" svg:width="3.6cm" svg:height="1.3cm" svg:x="37.1cm" svg:y="2.2cm">
          <draw:text-box>
            <text:p>BOB</text:p>
          </draw:text-box>
        </draw:frame>
        <draw:custom-shape draw:style-name="gr18" draw:text-style-name="P17" draw:layer="layout" svg:width="1.9cm" svg:height="0.6cm" svg:x="4.7cm" svg:y="6.4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7" draw:layer="layout" svg:width="4.2cm" svg:height="0.6cm" svg:x="20.4cm" svg:y="8.4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7" draw:layer="layout" svg:width="1.9cm" svg:height="0.6cm" svg:x="35.3cm" svg:y="6.301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2" draw:style-name="dp1" draw:master-page-name="Standard">
        <draw:custom-shape draw:style-name="gr1" draw:text-style-name="P1" draw:layer="layout" svg:width="15.4cm" svg:height="29.7cm" svg:x="6.1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5cm" svg:height="29.7cm" svg:x="23.7cm" svg:y="0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0.2cm" svg:height="14.8cm" svg:x="33.4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0.2cm" svg:height="13cm" svg:x="31cm" svg:y="1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" draw:layer="layout" svg:width="0.2cm" svg:height="10.9cm" svg:x="26.3cm" svg:y="1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draw:layer="layout" svg:width="0.2cm" svg:height="9.3cm" svg:x="18.5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" draw:layer="layout" svg:width="0.2cm" svg:height="9.3cm" svg:x="12.9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" draw:layer="layout" svg:width="0.2cm" svg:height="6.7cm" svg:x="10.7cm" svg:y="1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draw:layer="layout" svg:width="0.2cm" svg:height="3.8cm" svg:x="8.3cm" svg:y="1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" draw:layer="layout" svg:width="0.2cm" svg:height="14.7cm" svg:x="39.1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0.2cm" svg:height="1.3cm" svg:x="2.7cm" svg:y="17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8.4cm" svg:y1="7.243cm" svg:x2="8.4cm" svg:y2="28.7cm">
          <text:p/>
        </draw:line>
        <draw:line draw:style-name="gr9" draw:text-style-name="P3" draw:layer="layout" svg:x1="10.8cm" svg:y1="4.3cm" svg:x2="10.8cm" svg:y2="28.7cm">
          <text:p/>
        </draw:line>
        <draw:line draw:style-name="gr9" draw:text-style-name="P3" draw:layer="layout" svg:x1="13cm" svg:y1="6.8cm" svg:x2="13cm" svg:y2="28.7cm">
          <text:p/>
        </draw:line>
        <draw:line draw:style-name="gr9" draw:text-style-name="P3" draw:layer="layout" svg:x1="31.1cm" svg:y1="4.3cm" svg:x2="31.1cm" svg:y2="28.7cm">
          <text:p/>
        </draw:line>
        <draw:line draw:style-name="gr9" draw:text-style-name="P3" draw:layer="layout" svg:x1="2.8cm" svg:y1="7.243cm" svg:x2="2.8cm" svg:y2="28.7cm">
          <text:p/>
        </draw:line>
        <draw:line draw:style-name="gr9" draw:text-style-name="P3" draw:layer="layout" svg:x1="15.3cm" svg:y1="9.74cm" svg:x2="15.3cm" svg:y2="28.7cm">
          <text:p/>
        </draw:line>
        <draw:line draw:style-name="gr9" draw:text-style-name="P3" draw:layer="layout" svg:x1="18.6cm" svg:y1="9.74cm" svg:x2="18.6cm" svg:y2="28.7cm">
          <text:p/>
        </draw:line>
        <draw:line draw:style-name="gr9" draw:text-style-name="P3" draw:layer="layout" svg:x1="26.4cm" svg:y1="9.74cm" svg:x2="26.4cm" svg:y2="28.7cm">
          <text:p/>
        </draw:line>
        <draw:line draw:style-name="gr9" draw:text-style-name="P3" draw:layer="layout" svg:x1="33.5cm" svg:y1="7.243cm" svg:x2="33.5cm" svg:y2="28.7cm">
          <text:p/>
        </draw:line>
        <draw:line draw:style-name="gr9" draw:text-style-name="P3" draw:layer="layout" svg:x1="39.2cm" svg:y1="7.243cm" svg:x2="39.2cm" svg:y2="28.7cm">
          <text:p/>
        </draw:line>
        <draw:custom-shape draw:style-name="gr10" draw:text-style-name="P5" draw:layer="layout" svg:width="3.3cm" svg:height="1.4cm" svg:x="1.2cm" svg:y="5.9cm">
          <text:p text:style-name="P4"><text:span text:style-name="T1">ApplicationSession</text:span></text:p>
          <text:p text:style-name="P4"><text:span text:style-name="T2">autobahn.wamp.protocol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3.3cm" svg:height="1.4cm" svg:x="6.8cm" svg:y="5.9cm">
          <text:p text:style-name="P4"><text:span text:style-name="T1">RouterSession</text:span></text:p>
          <text:p text:style-name="P4"><text:span text:style-name="T2">crossbar.router.ses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xml:id="id1" draw:id="id1" draw:layer="layout" svg:width="3.3cm" svg:height="1.4cm" svg:x="11.4cm" svg:y="5.9cm">
          <text:p text:style-name="P13"><text:span text:style-name="T1">RouterApplicationSession</text:span></text:p>
          <text:p text:style-name="P4"><text:span text:style-name="T11">crossbar.router.sess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xml:id="id2" draw:id="id2" draw:layer="layout" svg:width="3.3cm" svg:height="1.4cm" svg:x="13.6cm" svg:y="8cm">
          <text:p text:style-name="P4"><text:span text:style-name="T1">RLinkLocalSession</text:span></text:p>
          <text:p text:style-name="P4"><text:span text:style-name="T2">crossbar.worker.rlink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3.3cm" svg:height="1.4cm" svg:x="16.9cm" svg:y="8cm">
          <text:p text:style-name="P4"><text:span text:style-name="T1">RLinkRemoteSession</text:span></text:p>
          <text:p text:style-name="P4"><text:span text:style-name="T2">crossbar.worker.rlink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3.3cm" svg:height="1.4cm" svg:x="31.8cm" svg:y="5.9cm">
          <text:p text:style-name="P4"><text:span text:style-name="T1">RouterSession</text:span></text:p>
          <text:p text:style-name="P4"><text:span text:style-name="T2">crossbar.router.sess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.3cm" svg:height="1.4cm" svg:x="37.5cm" svg:y="5.9cm">
          <text:p text:style-name="P4"><text:span text:style-name="T1">ApplicationSession</text:span></text:p>
          <text:p text:style-name="P4"><text:span text:style-name="T2">autobahn.wamp.protocol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3.3cm" svg:height="1.1cm" svg:x="28.9cm" svg:y="2.1cm">
          <text:p text:style-name="P4"><text:span text:style-name="T1">Router</text:span></text:p>
          <text:p text:style-name="P4"><text:span text:style-name="T2">crossbar.router.router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3.3cm" svg:height="1.1cm" svg:x="8.676cm" svg:y="2.1cm">
          <text:p text:style-name="P4"><text:span text:style-name="T1">Router</text:span></text:p>
          <text:p text:style-name="P4"><text:span text:style-name="T2">crossbar.router.router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3.3cm" svg:height="1.4cm" svg:x="24.7cm" svg:y="8cm">
          <text:p text:style-name="P4"><text:span text:style-name="T1">RouterSession</text:span></text:p>
          <text:p text:style-name="P4"><text:span text:style-name="T2">crossbar.router.sess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3.3cm" svg:height="1.1cm" svg:x="29.4cm" svg:y="3.2cm">
          <text:p text:style-name="P4"><text:span text:style-name="T1">Dealer</text:span></text:p>
          <text:p text:style-name="P4"><text:span text:style-name="T2">crossbar.router.dealer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3.3cm" svg:height="1.1cm" svg:x="9.176cm" svg:y="3.2cm">
          <text:p text:style-name="P4"><text:span text:style-name="T1">Dealer</text:span></text:p>
          <text:p text:style-name="P4"><text:span text:style-name="T2">crossbar.router.dealer</text:span></text:p>
          <draw:enhanced-geometry svg:viewBox="0 0 21600 21600" draw:type="rectangle" draw:enhanced-path="M 0 0 L 21600 0 21600 21600 0 21600 0 0 Z N"/>
        </draw:custom-shape>
        <draw:frame draw:style-name="gr17" draw:text-style-name="P16" draw:layer="layout" svg:width="3.6cm" svg:height="1.3cm" svg:x="15cm" svg:y="2.2cm">
          <draw:text-box>
            <text:p>NODE 1</text:p>
          </draw:text-box>
        </draw:frame>
        <draw:frame draw:style-name="gr17" draw:text-style-name="P16" draw:layer="layout" svg:width="3.6cm" svg:height="1.3cm" svg:x="24.1cm" svg:y="2.2cm">
          <draw:text-box>
            <text:p>NODE 2</text:p>
          </draw:text-box>
        </draw:frame>
        <draw:frame draw:style-name="gr17" draw:text-style-name="P16" draw:layer="layout" svg:width="3.6cm" svg:height="1.3cm" svg:x="1.2cm" svg:y="2.2cm">
          <draw:text-box>
            <text:p>ALICE</text:p>
          </draw:text-box>
        </draw:frame>
        <draw:frame draw:style-name="gr17" draw:text-style-name="P16" draw:layer="layout" svg:width="3.6cm" svg:height="1.3cm" svg:x="37.1cm" svg:y="2.2cm">
          <draw:text-box>
            <text:p>BOB</text:p>
          </draw:text-box>
        </draw:frame>
        <draw:line draw:style-name="gr16" draw:text-style-name="P8" draw:layer="layout" svg:x1="33.512cm" svg:y1="10.439cm" svg:x2="39.214cm" svg:y2="10.439cm">
          <text:p text:style-name="P4"><text:span text:style-name="T7"/></text:p>
          <text:p text:style-name="P12"><text:span text:style-name="T10"/></text:p>
          <text:p text:style-name="P15"><text:span text:style-name="T6">CALL</text:span><text:span text:style-name="T10"> „myproc1“</text:span></text:p>
        </draw:line>
        <draw:line draw:style-name="gr15" draw:text-style-name="P8" draw:layer="layout" svg:x1="31.196cm" svg:y1="11.217cm" svg:x2="33.505cm" svg:y2="11.217cm">
          <text:p text:style-name="P4"><text:span text:style-name="T7"/></text:p>
          <text:p text:style-name="P12"><text:span text:style-name="T10"/></text:p>
          <text:p text:style-name="P12"><text:span text:style-name="T6">processCall</text:span><text:span text:style-name="T10"> „myproc1“</text:span></text:p>
        </draw:line>
        <draw:line draw:style-name="gr15" draw:text-style-name="P8" draw:layer="layout" svg:x1="26.405cm" svg:y1="12.239cm" svg:x2="31.095cm" svg:y2="12.239cm">
          <text:p text:style-name="P4"><text:span text:style-name="T7"/></text:p>
          <text:p text:style-name="P12"><text:span text:style-name="T10"/></text:p>
          <text:p text:style-name="P15"><text:span text:style-name="T6">send</text:span><text:span text:style-name="T10"> INVOCATION „myproc1“</text:span></text:p>
        </draw:line>
        <draw:line draw:style-name="gr16" draw:text-style-name="P8" draw:layer="layout" svg:x1="18.606cm" svg:y1="12.97cm" svg:x2="26.4cm" svg:y2="12.97cm">
          <text:p text:style-name="P4"><text:span text:style-name="T7"/></text:p>
          <text:p text:style-name="P12"><text:span text:style-name="T10"/></text:p>
          <text:p text:style-name="P15"><text:span text:style-name="T6">INVOCATION</text:span><text:span text:style-name="T10"> „myproc1“</text:span></text:p>
        </draw:line>
        <draw:line draw:style-name="gr16" draw:text-style-name="P8" draw:layer="layout" svg:x1="2.806cm" svg:y1="17.117cm" svg:x2="8.405cm" svg:y2="17.117cm">
          <text:p text:style-name="P4"><text:span text:style-name="T7"/></text:p>
          <text:p text:style-name="P12"><text:span text:style-name="T10"/></text:p>
          <text:p text:style-name="P15"><text:span text:style-name="T6">INVOCATION</text:span><text:span text:style-name="T10"> „myproc1“</text:span></text:p>
        </draw:line>
        <draw:line draw:style-name="gr13" draw:text-style-name="P8" draw:layer="layout" svg:x1="2.805cm" svg:y1="18.417cm" svg:x2="8.405cm" svg:y2="18.417cm">
          <text:p text:style-name="P4"><text:span text:style-name="T3"/></text:p>
          <text:p text:style-name="P4"><text:span text:style-name="T4">YIELD</text:span><text:span text:style-name="T5"> „Hello, world“</text:span></text:p>
        </draw:line>
        <draw:line draw:style-name="gr14" draw:text-style-name="P8" draw:layer="layout" svg:x1="26.4cm" svg:y1="23.2cm" svg:x2="31.1cm" svg:y2="23.2cm">
          <text:p text:style-name="P4"><text:span text:style-name="T3"/></text:p>
          <text:p text:style-name="P4"><text:span text:style-name="T4">processYield</text:span><text:span text:style-name="T5"> „Hello, world“</text:span></text:p>
        </draw:line>
        <draw:line draw:style-name="gr14" draw:text-style-name="P8" draw:layer="layout" svg:x1="13cm" svg:y1="22.35cm" svg:x2="15.305cm" svg:y2="22.35cm">
          <text:p text:style-name="P4"><text:span text:style-name="T3"/></text:p>
          <text:p text:style-name="P4"><text:span text:style-name="T4">RESULT </text:span><text:span text:style-name="T5">„Hello, world“</text:span></text:p>
        </draw:line>
        <draw:line draw:style-name="gr13" draw:text-style-name="P8" draw:layer="layout" svg:x1="18.6cm" svg:y1="22.35cm" svg:x2="26.396cm" svg:y2="22.35cm">
          <text:p text:style-name="P4"><text:span text:style-name="T3"/></text:p>
          <text:p text:style-name="P4"><text:span text:style-name="T4">YIELD</text:span><text:span text:style-name="T5"> „Hello, world“</text:span></text:p>
        </draw:line>
        <draw:line draw:style-name="gr14" draw:text-style-name="P8" draw:layer="layout" svg:x1="8.365cm" svg:y1="19.724cm" svg:x2="10.774cm" svg:y2="19.724cm">
          <text:p text:style-name="P4"><text:span text:style-name="T3"/></text:p>
          <text:p text:style-name="P4"><text:span text:style-name="T4">processYield</text:span><text:span text:style-name="T5"> „Hello, world“</text:span></text:p>
        </draw:line>
        <draw:line draw:style-name="gr14" draw:text-style-name="P8" draw:layer="layout" svg:x1="31.1cm" svg:y1="24.2cm" svg:x2="33.5cm" svg:y2="24.2cm">
          <text:p text:style-name="P13"><text:span text:style-name="T12"/></text:p>
          <text:p text:style-name="P4"><text:span text:style-name="T4">send</text:span><text:span text:style-name="T5"> RESULT „Hello, world“</text:span></text:p>
        </draw:line>
        <draw:line draw:style-name="gr13" draw:text-style-name="P8" draw:layer="layout" svg:x1="33.5cm" svg:y1="25.2cm" svg:x2="39.202cm" svg:y2="25.2cm">
          <text:p text:style-name="P4"><text:span text:style-name="T3"/></text:p>
          <text:p text:style-name="P4"><text:span text:style-name="T4">RESULT</text:span><text:span text:style-name="T5"> „Hello, world“</text:span></text:p>
        </draw:line>
        <draw:line draw:style-name="gr15" draw:text-style-name="P8" draw:layer="layout" svg:x1="8.4cm" svg:y1="15.9cm" svg:x2="10.8cm" svg:y2="15.9cm">
          <text:p text:style-name="P4"><text:span text:style-name="T7"/></text:p>
          <text:p text:style-name="P12"><text:span text:style-name="T10"/></text:p>
          <text:p text:style-name="P15"><text:span text:style-name="T6">send</text:span><text:span text:style-name="T10"> INVOCATION „myproc1“</text:span></text:p>
        </draw:line>
        <draw:line draw:style-name="gr28" draw:text-style-name="P8" draw:layer="layout" svg:x1="15.3cm" svg:y1="22.35cm" svg:x2="18.6cm" svg:y2="22.35cm">
          <text:p/>
        </draw:line>
        <draw:line draw:style-name="gr29" draw:text-style-name="P8" draw:layer="layout" svg:x1="15.309cm" svg:y1="12.97cm" svg:x2="18.5cm" svg:y2="12.97cm">
          <text:p text:style-name="P4"><text:span text:style-name="T7"/></text:p>
          <text:p text:style-name="P15"><text:span text:style-name="T10"/></text:p>
        </draw:line>
        <draw:line draw:style-name="gr15" draw:text-style-name="P8" draw:layer="layout" svg:x1="10.791cm" svg:y1="14.4cm" svg:x2="13cm" svg:y2="14.4cm">
          <text:p text:style-name="P4"><text:span text:style-name="T7"/></text:p>
          <text:p text:style-name="P12"><text:span text:style-name="T10"/></text:p>
          <text:p text:style-name="P12"><text:span text:style-name="T6">processCall</text:span><text:span text:style-name="T10"> „myproc1“</text:span></text:p>
        </draw:line>
        <draw:line draw:style-name="gr15" draw:text-style-name="P8" draw:layer="layout" svg:x1="13cm" svg:y1="12.97cm" svg:x2="15.3cm" svg:y2="12.97cm">
          <text:p text:style-name="P4"><text:span text:style-name="T7"/></text:p>
          <text:p text:style-name="P12"><text:span text:style-name="T10"/></text:p>
          <text:p text:style-name="P15"><text:span text:style-name="T6">CALL</text:span><text:span text:style-name="T10"> „myproc1“</text:span></text:p>
        </draw:line>
        <draw:connector draw:style-name="gr30" draw:text-style-name="P4" draw:layer="layout" svg:x1="14.7cm" svg:y1="6.6cm" svg:x2="15.25cm" svg:y2="8cm" draw:start-shape="id1" draw:start-glue-point="1" draw:end-shape="id2" draw:end-glue-point="0" svg:d="M14700 6600h550v1400" svg:viewBox="0 0 551 1401">
          <text:p/>
        </draw:connector>
        <draw:line draw:style-name="gr14" draw:text-style-name="P8" draw:layer="layout" svg:x1="10.8cm" svg:y1="21.1cm" svg:x2="13cm" svg:y2="21.1cm">
          <text:p text:style-name="P4"><text:span text:style-name="T3"/></text:p>
          <text:p text:style-name="P4"><text:span text:style-name="T4">send</text:span><text:span text:style-name="T5"> RESULT „Hello, world“</text:span></text:p>
        </draw:line>
        <draw:custom-shape draw:style-name="gr18" draw:text-style-name="P17" draw:layer="layout" svg:width="1.9cm" svg:height="0.6cm" svg:x="4.7cm" svg:y="6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7" draw:layer="layout" svg:width="4.2cm" svg:height="0.6cm" svg:x="20.4cm" svg:y="8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7" draw:layer="layout" svg:width="1.9cm" svg:height="0.6cm" svg:x="35.3cm" svg:y="6.3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4T09:22:28.456377682</meta:creation-date>
    <dc:date>2019-09-25T10:14:29.292726403</dc:date>
    <meta:editing-duration>PT3H18M17S</meta:editing-duration>
    <meta:editing-cycles>18</meta:editing-cycles>
    <meta:generator>LibreOffice/6.0.7.3$Linux_X86_64 LibreOffice_project/00m0$Build-3</meta:generator>
    <meta:document-statistic meta:object-count="120"/>
  </office:meta>
</office:document-meta>
</file>